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r.get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ingTests.createContext( Class &lt; ? &gt; config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ustomScope.getConversat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ConfigurationClass.singletonWithScopedInterfaceD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stomScope.remov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ingTests.testScopeOn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Scope.resolveContextualObject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ConfigurationClass.scope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o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opedConfigurationClass.singletonWithScopedClassD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opingTests.tearDow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o.doSome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opedConfigurationClass.scopedProxy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oping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opedConfigurationClass.scopedProxy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validProxyOnPredefinedScopesConfiguration.invalidProxyOnPredefinedSco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ConfigurationClass.scoped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stomScope.registerDestructionCallback( String name , Runnable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Scope.get( String name , ObjectFactory &lt; ? &gt; objectFa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ar.Bar( Foo fo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ingTests.testRawSco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opingTests.testScopedProxy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copingTests.testScopedProxyConfigurationWith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copingTests.testScopeOn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ingTests.genericTestScope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copingTests.testSameScopeOnDifferent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